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background-color="#ffff00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RECODE LVEFBIPLANE_T72 (0 thru 39.99=1) (40 thru 49.99=2) (50 thru 100=3) INTO EF3delt_biplane. </text:span></text:p>
      <text:p text:style-name="Standard">VARIABLE LABELS <text:s/>EF3delt_biplane 'EF 3-delt 1=&lt;40, 2= 40-50, 3=50+'. </text:p>
      <text:p text:style-name="Standard"><text:span text:style-name="T1">EXECUTE.</text:span></text:p>
      <text:p text:style-name="Standard"><text:span text:style-name="T1">COMPUTE esum=(TDIESEPT_T72 + TDIELAT_T72)/2. </text:span></text:p>
      <text:p text:style-name="Standard"><text:span text:style-name="T1">EXECUTE. </text:span></text:p>
      <text:p text:style-name="Standard"><text:span text:style-name="T1">COMPUTE aver_E_e=MVEVMAX_T72 / esum. </text:span></text:p>
      <text:p text:style-name="Standard"><text:span text:style-name="T1">EXECUTE. </text:span></text:p>
      <text:p text:style-name="Standard"><text:span text:style-name="T1">RECODE aver_E_e (0 thru 14.000=0) (14.001 thru 1000=1) INTO Aver_Ee_over14. </text:span></text:p>
      <text:p text:style-name="Standard"><text:span text:style-name="T1">VARIABLE LABELS <text:s/>Aver_Ee_over14 'DDcriterion1'. </text:span></text:p>
      <text:p text:style-name="Standard"><text:span text:style-name="T1">EXECUTE.</text:span></text:p>
      <text:p text:style-name="Standard"><text:span text:style-name="T1">COMPUTE height_m=HEIGHT_T7 / 100. </text:span></text:p>
      <text:p text:style-name="Standard"><text:span text:style-name="T1">EXECUTE. </text:span></text:p>
      <text:p text:style-name="Standard"><text:span text:style-name="T1">COMPUTE Body_areal_height_m=height_m ** 2.7. </text:span></text:p>
      <text:p text:style-name="Standard"><text:span text:style-name="T1">EXECUTE.</text:span></text:p>
      <text:p text:style-name="Standard"><text:span text:style-name="T1">IF <text:s/>((TDIESEPT_T72 &lt;0.07 &amp; TDIESEPT_T72 &gt; 0) <text:s/>| (TDIELAT_T72 &lt; 0.10 <text:s/>&amp; TDIELAT_T72 &gt; 0)) Velocity=1. </text:span></text:p>
      <text:p text:style-name="Standard"><text:span text:style-name="T1">EXECUTE. </text:span></text:p>
      <text:p text:style-name="Standard"><text:span text:style-name="T1">IF <text:s/>(TDIESEPT_T72 <text:s/>&gt;= 0.07 &amp; TDIELAT_T72 <text:s/>&gt;= <text:s/>0.10 <text:s/>) Velocity=0. </text:span></text:p>
      <text:p text:style-name="Standard"><text:span text:style-name="T1">EXECUTE.</text:span></text:p>
      <text:p text:style-name="Standard"><text:span text:style-name="T1">RECODE TRVMAX_T72 (0 thru 2.800=0) (2.801 thru 1000=1) INTO Tricusp_over28. </text:span></text:p>
      <text:p text:style-name="Standard"><text:span text:style-name="T1">VARIABLE LABELS <text:s/>Tricusp_over28 'DDcriterion3'. </text:span></text:p>
      <text:p text:style-name="Standard"><text:span text:style-name="T1">EXECUTE.</text:span></text:p>
      <text:p text:style-name="Standard"><text:span text:style-name="T1">COMPUTE BSA=(0.20247 * (height_m ** 0.725)) * (WEIGHT_T7 <text:s/>** 0.425). </text:span></text:p>
      <text:p text:style-name="Standard"><text:span text:style-name="T1">EXECUTE.</text:span></text:p>
      <text:p text:style-name="Standard"><text:span text:style-name="T1">COMPUTE Lavi=LAESV_MOD_BP_T72 / BSA. </text:span></text:p>
      <text:p text:style-name="Standard"><text:span text:style-name="T1">EXECUTE. </text:span></text:p>
      <text:p text:style-name="Standard"><text:span text:style-name="T1">IF <text:s/>(Lavi &gt; 34) LaLarge=1. </text:span></text:p>
      <text:p text:style-name="Standard"><text:span text:style-name="T1">EXECUTE. </text:span></text:p>
      <text:p text:style-name="Standard"><text:span text:style-name="T1">IF <text:s/>(Lavi <text:s/>&lt;= <text:s/>34 &amp; Lavi &gt;= 0) LaLarge=0. </text:span></text:p>
      <text:p text:style-name="Standard"><text:span text:style-name="T1">EXECUTE.</text:span></text:p>
      <text:p text:style-name="P1"><text:soft-page-break/></text:p>
      <text:p text:style-name="P1"/>
      <text:p text:style-name="Standard"><text:span text:style-name="T1">COMPUTE DD_score_ny=Aver_Ee_over14 + Velocity + Tricusp_over28 + LaLarge. </text:span></text:p>
      <text:p text:style-name="Standard"><text:span text:style-name="T1">EXECUTE.</text:span></text:p>
      <text:p text:style-name="P1"/>
      <text:p text:style-name="P1"/>
      <text:p text:style-name="Standard"><text:span text:style-name="T1">IF <text:s/>(DYSPNEA_FAST_UPHILL_T7 = 0 | M_MRC_T72 <text:s/>=0 ) HF_dyspne1=0. </text:span></text:p>
      <text:p text:style-name="Standard"><text:span text:style-name="T1">EXECUTE. </text:span></text:p>
      <text:p text:style-name="Standard"><text:span text:style-name="T1">IF <text:s/>(DYSPNEA_FAST_UPHILL_T7 = 1 | M_MRC_T72 <text:s text:c="2"/>&gt;= 1) HF_dyspne1=1. </text:span></text:p>
      <text:p text:style-name="Standard"><text:span text:style-name="T1">EXECUTE.</text:span></text:p>
      <text:p text:style-name="Standard"><text:span text:style-name="T1">IF <text:s/>(DYSPNEA_CALMLY_FLAT_T7 =0 | DYSPNEA_FAST_UPHILL_T7 = 1 | M_MRC_T72 <text:s text:c="2"/>=1 | <text:s/>M_MRC_T72 <text:s text:c="2"/>=0) HF_dyspne2=0. </text:span></text:p>
      <text:p text:style-name="Standard"><text:span text:style-name="T1">EXECUTE. </text:span></text:p>
      <text:p text:style-name="Standard"><text:span text:style-name="T1">IF <text:s/>(DYSPNEA_CALMLY_FLAT_T7 =1 | M_MRC_T72 <text:s text:c="3"/>&gt;= 2) HF_dyspne2=1. </text:span></text:p>
      <text:p text:style-name="Standard"><text:span text:style-name="T1">EXECUTE.</text:span></text:p>
      <text:p text:style-name="P1"/>
      <text:p text:style-name="Standard"><text:span text:style-name="T1">COMPUTE HF_pro_BNP_T72 = MAX(S_PRO_BNP_T72, S_PRO_BNP_T72_F ).</text:span></text:p>
      <text:p text:style-name="Standard"><text:span text:style-name="T1">EXECUTE.</text:span></text:p>
      <text:p text:style-name="Standard"><text:span text:style-name="T1">COMPUTE HF_troponin_T72 = MAX(S_TROPONIN_T72, S_TROPONIN_T72_F).</text:span></text:p>
      <text:p text:style-name="Standard"><text:span text:style-name="T1">EXECUTE.</text:span></text:p>
      <text:p text:style-name="Standard"><text:span text:style-name="T1">COMPUTE HF_CRP_T72=MAX(S_HS_CRP_T72, S_TROPONIN_T72_F).</text:span></text:p>
      <text:p text:style-name="Standard">EXECUTE.</text:p>
      <text:p text:style-name="Standard"/>
      <text:p text:style-name="Standard"><text:span text:style-name="T1">COMPUTE LV_mass=0.8*(1.04*(((LVIDD_T72+IVSDMMODE_T72+LWPWDMMODE_T72)**3-LVIDD_T72**3)))+0.6.</text:span></text:p>
      <text:p text:style-name="Standard"><text:span text:style-name="T1">EXECUTE.</text:span></text:p>
      <text:p text:style-name="P2"><text:span text:style-name="T1"><office:annotation office:name="__Annotation__311_3569775182" loext:resolved="false"><dc:creator>Unknown Author</dc:creator><dc:date>2023-02-14T12:31:56.817497535</dc:date><text:p text:style-name="P3"><text:span text:style-name="T2">Mål på hjerte størrelse. Hasse sier dette er et intressant mål.</text:span></text:p><text:p text:style-name="P3"><text:span text:style-name="T2"/></text:p></office:annotation></text:span><text:span text:style-name="T1">COMPUTE Lvmmi_height=LV_mass / Body_areal_height_m.</text:span><office:annotation-end office:name="__Annotation__311_3569775182"/></text:p>
      <text:p text:style-name="Standard"><text:span text:style-name="T1">EXECUTE. </text:span></text:p>
      <text:p text:style-name="Standard"><text:span text:style-name="T1">IF <text:s/>((Lvmmi_height &gt; 50 &amp; SEX_T7=1) | (Lvmmi_height &gt; 47 &amp; SEX_T7=0)) LVH_height=1. </text:span></text:p>
      <text:p text:style-name="Standard"><text:span text:style-name="T1">EXECUTE. </text:span></text:p>
      <text:p text:style-name="Standard"><text:span text:style-name="T1">IF <text:s/>((Lvmmi_height <text:s/>&lt;= <text:s/>50 &amp; SEX_T7=1) | (Lvmmi_height <text:s/>&lt;= <text:s/>47 &amp; SEX_T7=0)) LVH_height=0. </text:span></text:p>
      <text:p text:style-name="Standard"><text:soft-page-break/><text:span text:style-name="T1">EXECUTE.</text:span></text:p>
      <text:p text:style-name="Standard"><text:span text:style-name="T1">IF <text:s/>(HF_PRO_BNP_T72 &gt; 125) </text:span><text:span text:style-name="T1"><office:annotation office:name="__Annotation__312_3569775182" loext:resolved="false"><dc:creator>Unknown Author</dc:creator><dc:date>2023-02-14T12:32:43.312145459</dc:date><text:p text:style-name="P3"><text:span text:style-name="T2">Vi mangler denne variabelen, så vi kan ikke beregne HF med bevart EF, bare HF med redusert EF.</text:span></text:p></office:annotation></text:span><text:span text:style-name="T1">Pro_BNP_125</text:span><office:annotation-end office:name="__Annotation__312_3569775182"/><text:span text:style-name="T1">=1. </text:span></text:p>
      <text:p text:style-name="Standard"><text:span text:style-name="T1">EXECUTE. </text:span></text:p>
      <text:p text:style-name="Standard"><text:span text:style-name="T1">IF <text:s/>(HF_PRO_BNP_T72 <text:s/>&lt;= <text:s/>125 &amp; HF_PRO_BNP_T72 &gt;= 0) Pro_BNP_125=0. </text:span></text:p>
      <text:p text:style-name="Standard"><text:span text:style-name="T1">EXECUTE.</text:span></text:p>
      <text:p text:style-name="P1"/>
      <text:p text:style-name="P1"/>
      <text:p text:style-name="Standard"><text:span text:style-name="T1">IF <text:s/>(EF3delt_biplane = 1 &amp; HF_dyspne1 = 1) HFrEF_sympt=1.</text:span></text:p>
      <text:p text:style-name="Standard"><text:span text:style-name="T1">EXECUTE.</text:span></text:p>
      <text:p text:style-name="Standard"><text:span text:style-name="T1">IF <text:s/>(EF3delt_biplane = 2 | EF3delt_biplane =3 | HF_dyspne1 = 0) HFrEF_sympt=0.</text:span></text:p>
      <text:p text:style-name="Standard"><text:span text:style-name="T1">EXECUTE.</text:span></text:p>
      <text:p text:style-name="Standard"><text:span text:style-name="T1">IF <text:s/>(EF3delt_biplane = 2 &amp; pro_bnp_125 = 1) HFmrEF_krit1=1. </text:span></text:p>
      <text:p text:style-name="Standard"><text:span text:style-name="T1">EXECUTE. </text:span></text:p>
      <text:p text:style-name="Standard"><text:span text:style-name="T1">IF <text:s/>(((EF3delt_biplane = 1 | EF3delt_biplane = 3) <text:s/>&amp; pro_bnp_125 = 0) | ((EF3delt_biplane = 1 | EF3delt_biplane = 3) <text:s/>&amp; pro_bnp_125 = 1) | (EF3delt_biplane = 2 <text:s/>&amp; pro_bnp_125 = 0)) HFmrEF_krit1=0. </text:span></text:p>
      <text:p text:style-name="Standard"><text:span text:style-name="T1">EXECUTE.</text:span></text:p>
      <text:p text:style-name="P1"/>
      <text:p text:style-name="Standard"><text:span text:style-name="T1">IF <text:s/>(DD_score_ny = 0 | DD_score_ny = 1 | DD_score_ny = 2) DD_score2=0. </text:span></text:p>
      <text:p text:style-name="Standard"><text:span text:style-name="T1">EXECUTE. </text:span></text:p>
      <text:p text:style-name="Standard"><text:span text:style-name="T1">IF <text:s/>(DD_score_ny = 3 | DD_score_ny = 4) DD_score2=1. </text:span></text:p>
      <text:p text:style-name="Standard"><text:span text:style-name="T1">EXECUTE.</text:span></text:p>
      <text:p text:style-name="Standard"><text:span text:style-name="T1">IF <text:s/>(LVH_height = 1 | LaLarge = 1 | DD_score2=1) HFmrEF_krit2=1. </text:span></text:p>
      <text:p text:style-name="Standard"><text:span text:style-name="T1">EXECUTE. </text:span></text:p>
      <text:p text:style-name="Standard"><text:span text:style-name="T1">IF <text:s/>(LVH_height = 0 <text:s/>&amp; <text:s/>LaLarge = 0 <text:s/>&amp; DD_score2= 0)</text:span></text:p>
      <text:p text:style-name="Standard"><text:span text:style-name="T1"><text:s text:c="4"/>HFmrEF_krit2=0. </text:span></text:p>
      <text:p text:style-name="Standard"><text:span text:style-name="T1">EXECUTE.</text:span></text:p>
      <text:p text:style-name="P1"/>
      <text:p text:style-name="Standard"><text:span text:style-name="T1">IF <text:s/>(HFmrEF_krit1 = 1 &amp; HFmrEF_krit2 = 1) HFmrEF_echo=1. </text:span></text:p>
      <text:p text:style-name="Standard"><text:span text:style-name="T1">EXECUTE. </text:span></text:p>
      <text:p text:style-name="Standard"><text:span text:style-name="T1">IF <text:s/>((HFmrEF_krit1 = 1 &amp; HFmrEF_krit2 = 0) | (HFmrEF_krit1 = 0 &amp; HFmrEF_krit2 = 0) | (HFmrEF_krit1 = 0 &amp; HFmrEF_krit2 = 1)) HFmrEF_echo=0. </text:span></text:p>
      <text:p text:style-name="Standard"><text:span text:style-name="T1">EXECUTE.</text:span></text:p>
      <text:p text:style-name="P1"><text:soft-page-break/></text:p>
      <text:p text:style-name="Standard"><text:span text:style-name="T1">IF <text:s/>(HFmrEF_echo = 1 &amp; HF_dyspne1 = 1) HFmrEF_sympt=1. </text:span></text:p>
      <text:p text:style-name="Standard"><text:span text:style-name="T1">EXECUTE. </text:span></text:p>
      <text:p text:style-name="Standard"><text:span text:style-name="T1">IF <text:s/>((HFmrEF_echo = 0 &amp; HF_dyspne1 = 0) | (HFmrEF_echo = 1 &amp; HF_dyspne1 = 0) | (HFmrEF_echo = 0 &amp; HF_dyspne1 = 1)) HFmrEF_sympt=0. </text:span></text:p>
      <text:p text:style-name="Standard"><text:span text:style-name="T1">EXECUTE.</text:span></text:p>
      <text:p text:style-name="P1"/>
      <text:p text:style-name="Standard"><text:span text:style-name="T1">IF <text:s/>(EF3delt_biplane = 3 &amp; pro_bnp_125 = 1) HFpEF_krit1=1. </text:span></text:p>
      <text:p text:style-name="Standard"><text:span text:style-name="T1">EXECUTE. </text:span></text:p>
      <text:p text:style-name="Standard"><text:span text:style-name="T1">IF <text:s/>(((EF3delt_biplane = 1 | EF3delt_biplane = 2) <text:s/>&amp; pro_bnp_125 = 0) | ((EF3delt_biplane = 1 | EF3delt_biplane = 2) <text:s/>&amp; pro_bnp_125 = 1) | (EF3delt_biplane = 3 <text:s/>&amp; pro_bnp_125 = 0)) HFpEF_krit1=0. </text:span></text:p>
      <text:p text:style-name="Standard"><text:span text:style-name="T1">EXECUTE.</text:span></text:p>
      <text:p text:style-name="P1"/>
      <text:p text:style-name="Standard"><text:span text:style-name="T1">IF <text:s/>(HFpEF_krit1 = 1 &amp; HFmrEF_krit2 = 1) HFpEF_echo=1. </text:span></text:p>
      <text:p text:style-name="Standard"><text:span text:style-name="T1">EXECUTE. </text:span></text:p>
      <text:p text:style-name="Standard"><text:span text:style-name="T1">IF <text:s/>((HFpEF_krit1 = 1 &amp; HFmrEF_krit2 = 0) | (HFpEF_krit1 = 0 &amp; HFmrEF_krit2 = 0) | (HFpEF_krit1 = 0 &amp; HFmrEF_krit2 = 1)) HFpEF_echo=0. </text:span></text:p>
      <text:p text:style-name="Standard"><text:span text:style-name="T1">EXECUTE.</text:span></text:p>
      <text:p text:style-name="P1"/>
      <text:p text:style-name="Standard"><text:span text:style-name="T1">IF <text:s/>(HFpEF_echo = 1 &amp; HF_dyspne1 = 1) HFpEF_sympt=1. </text:span></text:p>
      <text:p text:style-name="Standard"><text:span text:style-name="T1">EXECUTE. </text:span></text:p>
      <text:p text:style-name="Standard"><text:span text:style-name="T1">IF <text:s/>((HFpEF_echo = 0 &amp; HF_dyspne1 = 0) | (HFpEF_echo = 1 &amp; HF_dyspne1 = 0) | (HFpEF_echo = 0 &amp; HF_dyspne1 = 1)) HFpEF_sympt=0. </text:span></text:p>
      <text:p text:style-name="Standard"><text:span text:style-name="T1">EXECUTE.</text:span></text:p>
      <text:p text:style-name="P1"/>
      <text:p text:style-name="Standard"><text:span text:style-name="T1">IF <text:s/>(HFpEF_sympt = 1 | HFmrEF_sympt = 1 |HFrEF_sympt = 1) HF_all=1. </text:span></text:p>
      <text:p text:style-name="Standard"><text:span text:style-name="T1">EXECUTE. </text:span></text:p>
      <text:p text:style-name="Standard"><text:span text:style-name="T1">IF <text:s/>(HFpEF_sympt = 0 &amp; HFmrEF_sympt = 0 &amp; HFrEF_sympt = 0) HF_all=0. </text:span></text:p>
      <text:p text:style-name="Standard">EXECUTE. </text:p>
      <text:p text:style-name="Standard"/>
      <text:p text:style-name="Standard"/>
      <text:p text:style-name="Standard"/>
      <text:p text:style-name="Standard"/>
      <text:p text:style-name="Standard"><text:soft-page-break/><text:span text:style-name="T1">IF <text:s/>(FEV1_T72 &gt;= 0.3 &amp; FEV3_T72 &gt; 0 &amp; FVC_T72 &gt; FEV3_T72) Valid_spiro=1. </text:span></text:p>
      <text:p text:style-name="Standard"><text:span text:style-name="T1">EXECUTE.</text:span></text:p>
      <text:p text:style-name="Standard"><text:span text:style-name="T1">IF <text:s/>(Valid_spiro=1 &amp; HF_dyspne1&gt;= 0 <text:s text:c="2"/>&amp; <text:s/>COUGH_DAILY_T7 &gt;= 0) Valid_spiro_dyspne_hoste=1. </text:span></text:p>
      <text:p text:style-name="Standard"><text:span text:style-name="T1">EXECUTE.</text:span></text:p>
      <text:p text:style-name="P1"/>
      <text:p text:style-name="Standard"><text:span text:style-name="T1">IF <text:s/>(EF3delt_biplane &gt; 0 &amp; pro_bnp_125 &gt;= 0 &amp; HF_dyspne1 &gt;= 0) valid_echo_bnp_dyspne=1. </text:span></text:p>
      <text:p text:style-name="Standard"><text:span text:style-name="T1">EXECUTE.</text:span></text:p>
      <text:p text:style-name="Standard"><text:span text:style-name="T1">IF <text:s/>(EF3delt_biplane &gt; 0 &amp; pro_bnp_125 &gt;= 0 &amp; M_MRC_T72 &gt;= 0 &amp; Valid_spiro_dyspne_hoste = 1) </text:span></text:p>
      <text:p text:style-name="Standard"><text:span text:style-name="T1"><text:s text:c="4"/>valid_spiro_echo_bnp_dyspne=1. </text:span></text:p>
      <text:p text:style-name="Standard"><text:span text:style-name="T1">EXECUTE.</text:span></text:p>
      <text:p text:style-name="Standard"><text:span text:style-name="T1">IF <text:s/>( Valid_spiro_dyspne_hoste = 1 &amp; FEVFVC_RATIO_T72&lt;LLNFEVFVC_GLI_T72 &amp; (HF_dyspne1= 1 | COUGH_DAILY_T7 &gt; <text:s/>0)) </text:span></text:p>
      <text:p text:style-name="Standard"><text:span text:style-name="T1"><text:s text:c="4"/>Kols_valid_spiro_symp=1. </text:span></text:p>
      <text:p text:style-name="Standard"><text:span text:style-name="T1">EXECUTE.</text:span></text:p>
      <text:p text:style-name="Standard"><text:span text:style-name="T1">IF <text:s/>( Valid_spiro_dyspne_hoste = 1 &amp; (FEVFVC_RATIO_T72&gt;=LLNFEVFVC_GLI_T72 | (HF_dyspne1 =0 &amp; COUGH_DAILY_T7 = <text:s/>0))) </text:span></text:p>
      <text:p text:style-name="Standard"><text:span text:style-name="T1"><text:s text:c="4"/>Kols_valid_spiro_symp=0. </text:span></text:p>
      <text:p text:style-name="Standard"><text:span text:style-name="T1">EXECUTE.</text:span></text:p>
      <text:p text:style-name="Standard"><text:span text:style-name="T1">RECODE HF_all (1=1) (0=0) (SYSMIS=0) INTO HF_all_umissing. </text:span></text:p>
      <text:p text:style-name="Standard"><text:span text:style-name="T1">VARIABLE LABELS <text:s/>HF_all_umissing 'HF=1 alle andre =0'. </text:span></text:p>
      <text:p text:style-name="Standard"><text:span text:style-name="T1">EXECUTE.</text:span>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sse Melbye</meta:initial-creator>
    <meta:editing-cycles>2</meta:editing-cycles>
    <meta:creation-date>2023-02-14T09:05:00</meta:creation-date>
    <dc:date>2023-02-14T12:33:30.644104734</dc:date>
    <meta:editing-duration>PT59M6S</meta:editing-duration>
    <meta:generator>LibreOffice/7.3.6.2$Linux_X86_64 LibreOffice_project/30$Build-2</meta:generator>
    <meta:document-statistic meta:table-count="0" meta:image-count="0" meta:object-count="0" meta:page-count="5" meta:paragraph-count="116" meta:word-count="690" meta:character-count="4933" meta:non-whitespace-character-count="4186"/>
    <meta:user-defined meta:name="AppVersion">16.0000</meta:user-defined>
    <meta:template xlink:type="simple" xlink:actuate="onRequest" xlink:title="Normal.dotm" xlink:href=""/>
  </office:meta>
</office:document-meta>
</file>